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Mono" fo:font-size="9pt" officeooo:paragraph-rsid="0002ae38" style:font-size-asian="9pt" style:font-size-complex="9pt"/>
    </style:style>
    <style:style style:name="P2" style:family="paragraph" style:parent-style-name="Standard">
      <style:paragraph-properties fo:margin-left="0in" fo:margin-right="0in" fo:text-align="justify" style:justify-single-word="false" fo:text-indent="0.1972in" style:auto-text-indent="false"/>
      <style:text-properties officeooo:paragraph-rsid="00043d0e"/>
    </style:style>
    <style:style style:name="P3" style:family="paragraph" style:parent-style-name="Standard">
      <style:paragraph-properties fo:margin-left="0in" fo:margin-right="0in" fo:text-align="justify" style:justify-single-word="false" fo:text-indent="0.1972in" style:auto-text-indent="false"/>
      <style:text-properties style:font-name="Liberation Mono" officeooo:paragraph-rsid="00043d0e"/>
    </style:style>
    <style:style style:name="P4" style:family="paragraph" style:parent-style-name="Standard">
      <style:paragraph-properties fo:text-align="justify" style:justify-single-word="false"/>
      <style:text-properties style:font-name="Liberation Mono" fo:font-size="9pt" officeooo:rsid="0002ae38" officeooo:paragraph-rsid="0002ae38" style:font-size-asian="9pt" style:font-size-complex="9pt"/>
    </style:style>
    <style:style style:name="P5" style:family="paragraph" style:parent-style-name="Standard">
      <style:paragraph-properties fo:text-align="justify" style:justify-single-word="false"/>
      <style:text-properties style:font-name="Liberation Mono" fo:font-size="9pt" officeooo:paragraph-rsid="00085e33" style:font-size-asian="9pt" style:font-size-complex="9pt"/>
    </style:style>
    <style:style style:name="P6" style:family="paragraph" style:parent-style-name="Standard">
      <style:paragraph-properties fo:margin-left="0in" fo:margin-right="0in" fo:text-align="justify" style:justify-single-word="false" fo:text-indent="0.1972in" style:auto-text-indent="false"/>
      <style:text-properties style:font-name="Liberation Mono" fo:font-size="9pt" officeooo:paragraph-rsid="00043d0e" style:font-size-asian="9pt" style:font-size-complex="9pt"/>
    </style:style>
    <style:style style:name="P7" style:family="paragraph" style:parent-style-name="Standard">
      <style:paragraph-properties fo:margin-left="0in" fo:margin-right="0in" fo:text-align="justify" style:justify-single-word="false" fo:text-indent="0.1972in" style:auto-text-indent="false"/>
      <style:text-properties style:font-name="Liberation Mono" fo:font-size="9pt" officeooo:rsid="0006a7b1" officeooo:paragraph-rsid="0006a7b1" fo:background-color="#ff3333" style:font-size-asian="9pt" style:font-size-complex="9pt"/>
    </style:style>
    <style:style style:name="P8" style:family="paragraph" style:parent-style-name="Standard">
      <style:paragraph-properties fo:margin-left="0in" fo:margin-right="0in" fo:text-align="justify" style:justify-single-word="false" fo:text-indent="0.1972in" style:auto-text-indent="false"/>
      <style:text-properties style:font-name="Liberation Mono" officeooo:paragraph-rsid="00043d0e"/>
    </style:style>
    <style:style style:name="T1" style:family="text">
      <style:text-properties style:font-name="Times New Roman"/>
    </style:style>
    <style:style style:name="T2" style:family="text">
      <style:text-properties fo:color="#000000" style:font-name="Liberation Mono" fo:font-size="9pt" style:font-size-asian="9pt" style:font-size-complex="9pt"/>
    </style:style>
    <style:style style:name="T3" style:family="text">
      <style:text-properties fo:font-size="9pt" style:font-size-asian="9pt" style:font-size-complex="9pt"/>
    </style:style>
    <style:style style:name="T4" style:family="text">
      <style:text-properties fo:font-size="9pt" officeooo:rsid="00043d0e" style:font-size-asian="9pt" style:font-size-complex="9pt"/>
    </style:style>
    <style:style style:name="T5" style:family="text">
      <style:text-properties fo:font-size="9pt" officeooo:rsid="00062425" style:font-size-asian="9pt" style:font-size-complex="9pt"/>
    </style:style>
    <style:style style:name="T6" style:family="text">
      <style:text-properties fo:font-size="9pt" officeooo:rsid="00062425" fo:background-color="#ff3333" loext:char-shading-value="0" style:font-size-asian="9pt" style:font-size-complex="9pt"/>
    </style:style>
    <style:style style:name="T7" style:family="text">
      <style:text-properties style:font-name="Liberation Mono" fo:font-size="9pt" style:font-size-asian="9pt" style:font-size-complex="9pt"/>
    </style:style>
    <style:style style:name="T8" style:family="text">
      <style:text-properties style:font-name="Liberation Mono" fo:font-size="9pt" style:font-name-asian="MS Mincho" style:font-size-asian="9pt" style:font-size-complex="9pt"/>
    </style:style>
    <style:style style:name="T9" style:family="text">
      <style:text-properties fo:background-color="#ffff00" loext:char-shading-value="0"/>
    </style:style>
    <style:style style:name="T10" style:family="text">
      <style:text-properties style:font-name="Liberation Mono"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Introduction</text:p>
      <text:p text:style-name="P1"><text:s/></text:p>
      <text:p text:style-name="P5">Being able to recognize mental state of mind by analyzing eye blink dynamics has a wide range of applications. Knowing a persons attention can play an important and vital roll in human endeavors, From drivers attention perception to online education systems the areas this can be applied is infinite as <text:s/>attention is key to human performance. <text:s/></text:p>
      <text:p text:style-name="P2"><text:span text:style-name="T7">Lack of concentration and/or falling asleep while driving is a major cause of road accidents. S</text:span><text:span text:style-name="T7">ome of these accidents are the result of the driver's medical condition. However, a majority of these accidents are related to driver’s fatigue, drowsiness, and driver inattention caused by various distractions inside and outside the vehicle. Car accidents associated with driver fatigue are more likely to be serious leading to serious injuries and deaths. </text:span><text:span text:style-name="apple-style-span"><text:span text:style-name="T2">The European Transport Safety Council [1] states that driver fatigue is conservatively estimated to be a factor in about 20% of road crashes in Europe. </text:span></text:span><text:span text:style-name="T2">I</text:span><text:span text:style-name="T7">n the United States [2] an estimated 1.35 million drivers were involved in a drowsy driving related crash between 1998 and 2003. </text:span></text:p>
      <text:p text:style-name="P3"><text:span text:style-name="T3">This hot area of driver’s safety and accident prevention caused by drowsy and inattentive drivers attracted the immense attention of psychologists, engineers, and specialists in the area of </text:span><text:span text:style-name="T4">EEG signal processing and computer vision</text:span><text:span text:style-name="T3">. One of the approaches to aid this problem comes from visual monitoring of a driver's awareness through tracking and analyzing blink activity</text:span><text:span text:style-name="T6">[13]</text:span><text:span text:style-name="T3">. </text:span><text:span text:style-name="T4">Second approach is based on analysis of eye's moving muscles' electrical signals </text:span><text:span text:style-name="T6">[12]</text:span><text:span text:style-name="T4">. </text:span><text:span text:style-name="T3">By analyzing driver’s blink duration and frequency mental state can be extracted and in the case of drowsiness or lost of concentration a special signal could warn a driver to either keep concentration or take a break. </text:span><text:span text:style-name="T5">Where </text:span></text:p>
      <text:p text:style-name="P2"><text:span text:style-name="T2">The other application of mental analysis through analyzing blinks is distance learning. According to </text:span><text:span text:style-name="T8">the 2012 survey of online learning</text:span><text:span text:style-name="T2"> [3], </text:span><text:span text:style-name="body-text-paragraph"><text:span text:style-name="T2">more students than ever are taking online courses. The study </text:span></text:span><text:span text:style-name="T8">revealed that the number of students taking at least one online course has now surpassed 6.7 million</text:span><text:span text:style-name="body-text-paragraph"><text:span text:style-name="T2">. </text:span></text:span><text:span text:style-name="T8">Thirty-two percent of higher education students now take at least one course online.</text:span><text:span text:style-name="T7"> There are many arguments supporting or condemning online education. Advocates say online education offers greater flexibility in terms of selection of course work, class time, and choice of school is not a matter of geographical proximity. On the other hand, there are a number of drawbacks generally rooted from the lack of interaction. While there is a basic opportunity to interact in real-time, it is generally limited to raising and receiving questions. However, when the teacher is physically taken out of the classroom there is a potential handicap to the classroom learning dynamics. Since the teacher is unable to acutely observe a student</text:span><text:span text:style-name="T2">’s body language and thus give the necessary commands and feedback required to stabilize and augment the learning environment there is an increased potential </text:span><text:span text:style-name="T7">risk of learner inattention. This is especially true if lectures are prerecorded. To add to this handicap, online education is often home based which further exacerbates the contrast between an online class and an actual classroom in which disruptive factors are minimized. As a result, attention monitoring and classroom control are pressing issues in online education. Yet at least one clear advantage of having the convenience and the ability to use online lectures is the vast control the learner is bestowed. In the case of the learner being potentially drowsy, or tired, he or she can take a break and return to the lecture at an appropriate time. </text:span></text:p>
      <text:p text:style-name="P3"><text:span text:style-name="T3">A large body of research work has investigated the relationship between blinking characteristics and degree of attention. Importantly, it was found that eye blinks are not only a consequence of physiological processes driven by peripheral reasons, but properties of eye blinks such as duration and frequency also reflect processes in central nervous system. J.A. Stern et al. [4] performed a review on the relationship between fatigue and eye blink rate with the conclusion that blink frequency increases as a function of the time-on-task. Such tasks include reading, driving a car, and maneuvering an airplane. Nakayama et al. [5] provide experimental data showing the increase in the blink rate in accordance with increasing task difficulty. Fukuda et al. [6] <text:s/>also support the observation that cognition demanding tasks specifically a running memory task is related to the increase in blink frequency. On the other hand Yamada [7] presents somewhat contradictory data. He measured eye blink activity of children while they were a) watching an animation cartoon, b) playing a video game and c) performing a mental test. According to his experimental results, the eye blink activity was lowest while playing the video game and highest while watching an animation which was reported by 8 out of 10 participants as the most boring activity. Based on these results Yamada made the conclusion, that eye blink activity is a good indicator of attention concentration and task pleasantness of a mental task. Karl F. Van Orden et al. [8] also reports that eye activity correlates to workload during a visuospatial memory task. However, they state that the more complex the memory task is, the lower the eye blinking rate and longer duration. It should be noted that compared to previously mentioned works, the latter one was considering relatively short measurement times and thus there is a probability for the blink rate to increase for longer time frames. The majority of researchers [6-8] agree that the rate of eye blink changes with the degree of mental workload, yet the question on how eye rate changes, still needs further investigation </text:span><text:soft-page-break/><text:span text:style-name="T3">and clarification. As Caffier at el. found [9] the blink duration is significantly longer (about 50ms) during the drowsy than during the alert conditions. </text:span></text:p>
      <text:p text:style-name="P3"><text:span text:style-name="T3"/></text:p>
      <text:p text:style-name="P3"><text:span text:style-name="T3">The focus of this paper is to test the hypothesis of mental state activity recognition using a </text:span><text:span text:style-name="T4">EEG signal analysis.</text:span></text:p>
      <text:p text:style-name="P6">In section 2, an experimental setup and the developed testing software is described. Section 3 elaborates on the concept of inter-blink intervals and its analysis. In section 4 we analyze obtained results and talk about out future work. <text:s/></text:p>
      <text:p text:style-name="P6"/>
      <text:p text:style-name="P7">Find some work about half blinking and how EEG is awesome because we can detect it, not like with camer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apple-style-span" style:family="text" style:parent-style-name="Default_20_Paragraph_20_Font"/>
    <style:style style:name="body-text-paragraph"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05in">
          <style:column style:rel-width="32767*" fo:start-indent="0in" fo:end-indent="0.0252in"/>
          <style:column style:rel-width="32768*" fo:start-indent="0.0252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20:38:42.243480773</meta:creation-date>
    <dc:date>2015-10-23T15:40:09.196852151</dc:date>
    <meta:editing-duration>PT17H57M53S</meta:editing-duration>
    <meta:editing-cycles>7</meta:editing-cycles>
    <meta:generator>LibreOffice/4.2.8.2$Linux_X86_64 LibreOffice_project/420m0$Build-2</meta:generator>
    <meta:document-statistic meta:table-count="0" meta:image-count="0" meta:object-count="0" meta:page-count="2" meta:paragraph-count="10" meta:word-count="1021" meta:character-count="6387" meta:non-whitespace-character-count="5364"/>
  </office:meta>
</office:document-meta>
</file>